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fd4a" officeooo:paragraph-rsid="000bfd4a"/>
    </style:style>
    <style:style style:name="P2" style:family="paragraph" style:parent-style-name="Standard">
      <style:paragraph-properties fo:text-align="center" style:justify-single-word="false"/>
      <style:text-properties style:font-name="Liberation Sans" officeooo:rsid="000bfd4a" officeooo:paragraph-rsid="000bfd4a"/>
    </style:style>
    <style:style style:name="P3" style:family="paragraph" style:parent-style-name="Standard">
      <style:paragraph-properties fo:text-align="justify" style:justify-single-word="false"/>
      <style:text-properties style:font-name="Liberation Sans" officeooo:rsid="000bfd4a" officeooo:paragraph-rsid="000bfd4a"/>
    </style:style>
    <style:style style:name="P4" style:family="paragraph" style:parent-style-name="Standard">
      <style:paragraph-properties fo:text-align="justify" style:justify-single-word="false"/>
      <style:text-properties style:font-name="Liberation Sans" officeooo:rsid="000fa1bd" officeooo:paragraph-rsid="000fa1bd"/>
    </style:style>
    <style:style style:name="P5" style:family="paragraph" style:parent-style-name="Standard">
      <style:paragraph-properties fo:text-align="justify" style:justify-single-word="false"/>
      <style:text-properties style:font-name="Liberation Sans" officeooo:rsid="000ff850" officeooo:paragraph-rsid="000ff850"/>
    </style:style>
    <style:style style:name="P6" style:family="paragraph" style:parent-style-name="Standard">
      <style:paragraph-properties fo:text-align="justify" style:justify-single-word="false"/>
      <style:text-properties style:font-name="Liberation Sans" fo:language="sr" fo:country="RS" officeooo:rsid="000ff850" officeooo:paragraph-rsid="000ff850"/>
    </style:style>
    <style:style style:name="P7" style:family="paragraph" style:parent-style-name="Standard">
      <style:paragraph-properties fo:text-align="justify" style:justify-single-word="false"/>
      <style:text-properties style:font-name="Liberation Sans" fo:language="sr" fo:country="RS" officeooo:rsid="000ff850" officeooo:paragraph-rsid="001caea7"/>
    </style:style>
    <style:style style:name="P8" style:family="paragraph" style:parent-style-name="Standard">
      <style:paragraph-properties fo:text-align="justify" style:justify-single-word="false"/>
      <style:text-properties style:font-name="Liberation Sans" fo:language="sr" fo:country="RS" officeooo:rsid="00127239" officeooo:paragraph-rsid="00127239"/>
    </style:style>
    <style:style style:name="P9" style:family="paragraph" style:parent-style-name="Standard">
      <style:paragraph-properties fo:text-align="justify" style:justify-single-word="false"/>
      <style:text-properties style:font-name="Liberation Sans" fo:language="sr" fo:country="RS" officeooo:rsid="00127239" officeooo:paragraph-rsid="001caea7"/>
    </style:style>
    <style:style style:name="P10" style:family="paragraph" style:parent-style-name="Standard">
      <style:paragraph-properties fo:text-align="justify" style:justify-single-word="false"/>
      <style:text-properties style:font-name="Liberation Sans" fo:language="sr" fo:country="RS" officeooo:rsid="0018bdf1" officeooo:paragraph-rsid="0018bdf1"/>
    </style:style>
    <style:style style:name="P11" style:family="paragraph" style:parent-style-name="Standard">
      <style:paragraph-properties fo:text-align="justify" style:justify-single-word="false"/>
      <style:text-properties style:font-name="Liberation Sans" fo:language="sr" fo:country="RS" officeooo:rsid="0018bdf1" officeooo:paragraph-rsid="001caea7"/>
    </style:style>
    <style:style style:name="P12" style:family="paragraph" style:parent-style-name="Standard">
      <style:paragraph-properties fo:text-align="justify" style:justify-single-word="false"/>
      <style:text-properties style:font-name="Liberation Sans" fo:language="sr" fo:country="RS" officeooo:rsid="001a3692" officeooo:paragraph-rsid="001a3692"/>
    </style:style>
    <style:style style:name="P13" style:family="paragraph" style:parent-style-name="Standard">
      <style:paragraph-properties fo:text-align="justify" style:justify-single-word="false"/>
      <style:text-properties style:font-name="Liberation Sans" fo:language="sr" fo:country="RS" officeooo:rsid="001c7ec4" officeooo:paragraph-rsid="001c7ec4"/>
    </style:style>
    <style:style style:name="P14" style:family="paragraph" style:parent-style-name="Standard">
      <style:paragraph-properties fo:text-align="justify" style:justify-single-word="false"/>
      <style:text-properties style:font-name="Liberation Sans" fo:language="sr" fo:country="RS" style:text-underline-style="solid" style:text-underline-width="auto" style:text-underline-color="font-color" fo:font-weight="bold" officeooo:rsid="001c7ec4" officeooo:paragraph-rsid="001c7ec4" style:font-weight-asian="bold" style:font-weight-complex="bold"/>
    </style:style>
    <style:style style:name="P15" style:family="paragraph" style:parent-style-name="Standard">
      <style:paragraph-properties fo:text-align="justify" style:justify-single-word="false"/>
      <style:text-properties style:font-name="Liberation Sans" fo:language="sr" fo:country="RS" style:text-underline-style="solid" style:text-underline-width="auto" style:text-underline-color="font-color" fo:font-weight="bold" officeooo:rsid="001caea7" officeooo:paragraph-rsid="001caea7" style:font-weight-asian="bold" style:font-weight-complex="bold"/>
    </style:style>
    <style:style style:name="P16" style:family="paragraph" style:parent-style-name="Standard">
      <style:paragraph-properties fo:text-align="justify" style:justify-single-word="false"/>
      <style:text-properties style:font-name="Liberation Sans" officeooo:paragraph-rsid="000dc011"/>
    </style:style>
    <style:style style:name="P17" style:family="paragraph" style:parent-style-name="Standard">
      <style:paragraph-properties fo:text-align="justify" style:justify-single-word="false"/>
      <style:text-properties style:font-name="Liberation Sans" officeooo:paragraph-rsid="001c7ec4"/>
    </style:style>
    <style:style style:name="P18" style:family="paragraph" style:parent-style-name="Standard">
      <style:paragraph-properties fo:text-align="justify" style:justify-single-word="false"/>
      <style:text-properties style:font-name="Liberation Sans" officeooo:rsid="00138724" officeooo:paragraph-rsid="00138724" fo:background-color="#fff200"/>
    </style:style>
    <style:style style:name="P19" style:family="paragraph" style:parent-style-name="Standard">
      <style:paragraph-properties fo:text-align="justify" style:justify-single-word="false"/>
      <style:text-properties style:font-name="Liberation Sans" officeooo:rsid="001c7ec4" officeooo:paragraph-rsid="001c7ec4"/>
    </style:style>
    <style:style style:name="P20" style:family="paragraph" style:parent-style-name="Standard">
      <style:paragraph-properties fo:text-align="start" style:justify-single-word="false"/>
      <style:text-properties style:font-name="Liberation Sans" style:text-underline-style="solid" style:text-underline-width="auto" style:text-underline-color="font-color" fo:font-weight="bold" officeooo:rsid="000bfd4a" officeooo:paragraph-rsid="000bfd4a" style:font-weight-asian="bold" style:font-weight-complex="bold"/>
    </style:style>
    <style:style style:name="P21"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bfd4a" officeooo:paragraph-rsid="000bfd4a" style:font-weight-asian="bold" style:font-weight-complex="bold"/>
    </style:style>
    <style:style style:name="P22" style:family="paragraph" style:parent-style-name="Text_20_body">
      <style:paragraph-properties fo:text-align="justify" style:justify-single-word="false"/>
      <style:text-properties style:font-name="Liberation Sans" fo:language="sr" fo:country="RS" officeooo:rsid="001a3692" officeooo:paragraph-rsid="001a3692"/>
    </style:style>
    <style:style style:name="T1" style:family="text">
      <style:text-properties officeooo:rsid="000bfd4a"/>
    </style:style>
    <style:style style:name="T2" style:family="text">
      <style:text-properties officeooo:rsid="000dc011"/>
    </style:style>
    <style:style style:name="T3" style:family="text">
      <style:text-properties officeooo:rsid="000ff850"/>
    </style:style>
    <style:style style:name="T4" style:family="text">
      <style:text-properties officeooo:rsid="00108edc"/>
    </style:style>
    <style:style style:name="T5" style:family="text">
      <style:text-properties fo:font-style="italic" style:font-style-asian="italic" style:font-style-complex="italic"/>
    </style:style>
    <style:style style:name="T6" style:family="text">
      <style:text-properties fo:font-style="italic" officeooo:rsid="00138724" style:font-style-asian="italic" style:font-style-complex="italic"/>
    </style:style>
    <style:style style:name="T7" style:family="text">
      <style:text-properties officeooo:rsid="00138724"/>
    </style:style>
    <style:style style:name="T8" style:family="text">
      <style:text-properties fo:background-color="#fff200" loext:char-shading-value="0"/>
    </style:style>
    <style:style style:name="T9" style:family="text">
      <style:text-properties officeooo:rsid="00155824"/>
    </style:style>
    <style:style style:name="T10" style:family="text">
      <style:text-properties officeooo:rsid="000bfd4a" fo:background-color="transparent" loext:char-shading-value="0"/>
    </style:style>
    <style:style style:name="T11" style:family="text">
      <style:text-properties officeooo:rsid="00176749" fo:background-color="transparent" loext:char-shading-value="0"/>
    </style:style>
    <style:style style:name="T12" style:family="text">
      <style:text-properties officeooo:rsid="000dc011" fo:background-color="transparent" loext:char-shading-value="0"/>
    </style:style>
    <style:style style:name="T13" style:family="text">
      <style:text-properties fo:background-color="transparent" loext:char-shading-value="0"/>
    </style:style>
    <style:style style:name="T14" style:family="text">
      <style:text-properties officeooo:rsid="00138724" fo:background-color="transparent" loext:char-shading-value="0"/>
    </style:style>
    <style:style style:name="T15" style:family="text">
      <style:text-properties officeooo:rsid="000ff850" fo:background-color="transparent" loext:char-shading-value="0"/>
    </style:style>
    <style:style style:name="T16" style:family="text">
      <style:text-properties officeooo:rsid="001a3692" fo:background-color="transparent" loext:char-shading-value="0"/>
    </style:style>
    <style:style style:name="T17" style:family="text">
      <style:text-properties officeooo:rsid="00176749"/>
    </style:style>
    <style:style style:name="T18" style:family="text">
      <style:text-properties officeooo:rsid="0018bdf1"/>
    </style:style>
    <style:style style:name="T19" style:family="text">
      <style:text-properties officeooo:rsid="001a3692"/>
    </style:style>
    <style:style style:name="T20" style:family="text">
      <style:text-properties officeooo:rsid="001afa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сторија Вештачке Интелигенције</text:p>
      <text:p text:style-name="P2"/>
      <text:p text:style-name="P20">Увод</text:p>
      <text:p text:style-name="P18">дефиниција АИ па онда да се изучава</text:p>
      <text:p text:style-name="P3">Вештачка интелигенција (енгл. <text:span text:style-name="T5">Artificial Intelligence </text:span><text:span text:style-name="T6">(</text:span><text:span text:style-name="T5">AI</text:span><text:span text:style-name="T6">)</text:span>) се изучава деценијама и још увек је једна од области великог интересовања компјутерских наука. Вештачка интелигенција има веома широко поље примене, <text:span text:style-name="T7">од а</text:span>лгоритама претраживања <text:span text:style-name="T7">до </text:span>машина које могу самостално да “<text:span text:style-name="T13">мисле”</text:span>. <text:span text:style-name="T8">Практично где год користимо компјутер, може да нађе неку примену.</text:span></text:p>
      <text:p text:style-name="P3"/>
      <text:p text:style-name="P21">Вештачка интелигенција</text:p>
      <text:p text:style-name="P16"><text:span text:style-name="T1">Сам појам вештачке интелигенције се појављује први пут на конференцији одржаној 1956. </text:span><text:span text:style-name="T10">године</text:span><text:span text:style-name="T1">, а </text:span><text:span text:style-name="T11">дао</text:span><text:span text:style-name="T1"> га је Џон Макарти (енгл. </text:span><text:bookmark text:name="page67R_mcid3"/><text:span text:style-name="T5">John McCarthy</text:span><text:span text:style-name="T2">). Само интересовање и истраживање да ли машине могу да “</text:span><text:span text:style-name="T12">мисле”</text:span><text:span text:style-name="T2"> почиње много пре тога. </text:span><text:span text:style-name="T12">У раду Ваневар Буша – “Као што можда мислимо” (</text:span><text:bookmark text:name="page67R_mcid31"/><text:span text:style-name="T11">енгл. </text:span><text:span text:style-name="T13">As We May Think</text:span><text:span text:style-name="T12">) предлаже се систем који појачава људско сопствено знање и схватање</text:span><text:span text:style-name="T2">. Након тога Алан Туринг (1950) објављује рад где се помиње да машине могу да симулирају људско понашање и да могу да раде интелигентне ствари, као што је играње шаха.</text:span></text:p>
      <text:p text:style-name="P16"/>
      <text:p text:style-name="P4">Нико не може да оповргне да компјутери имају способност да обрађују логику, међутим <text:span text:style-name="T13">многима</text:span> није познато да ли машине могу да “мисле”. Јако је битно тачно <text:span text:style-name="T13">дефинисати</text:span> шта се тачно подразумева под мишљењем, зато што постоје веома јаки и опречни ставови да ли је “<text:span text:style-name="T19">мишљење машина” уопште</text:span> могуће. <text:span text:style-name="T9">Овакав став је потпомогнут <text:s/>теопријом</text:span><text:span text:style-name="T13"> Кинеске собе. </text:span><text:span text:style-name="T9">Замишља се</text:span> да је неко закључан у соби, а дато му је писмо на кинеском језику. Користећи читаве библиотеке правила и табела за претрагу, неко би могао да произведе одговор на кинеском, али да ли то значи да је он разумео језик? <text:span text:style-name="T3">Аргумент је да пошто компјутери увек </text:span><text:span text:style-name="T15">траже </text:span><text:span text:style-name="T16">образац и одатле извлаче информације</text:span><text:span text:style-name="T3">, они никад не би могли да разумеју материју.</text:span></text:p>
      <text:p text:style-name="P4"/>
      <text:p text:style-name="P5">Иако је овај аргумент оповгнут многим истраживањима, ипак људи имају сумње у машине и експертске системе у неким животно битним применама и ситуацијама.</text:p>
      <text:p text:style-name="P10"/>
      <text:p text:style-name="P14">Развој и криза развоја вештачке интелигенције</text:p>
      <text:p text:style-name="P17">Једна од првих парадигми <text:span text:style-name="T20">вештачке интелигенције </text:span>је посматрање интелигентног понашања као проналажења најефикаснијег низа акција – корака који доводе до решења проблема. До решења се долази постепено, корак по корак, уз меморисање претходних корака које се користи за исправке уколико се пут којим се кренуло покаже као <text:span text:style-name="T20">лош</text:span>. <text:span text:style-name="T20">Наредни корак се бира тако да све више смањује разлику до жељеног циља</text:span>. Приступ се показао ефикасним код проблема <text:span text:style-name="T20">као што су</text:span> проналажења најкраћег пута од тачке А до тачке Б или пута кроз лавиринт. Ипак, за многе проблеме из реалног живота <text:span text:style-name="T20">овакав приступ није давао решења, зато што постоји мноштво путева до решења</text:span>.</text:p>
      <text:p text:style-name="P17"/>
      <text:p text:style-name="P17">Прва истраживања и први резултати у области вештачке интелигенције била су заснована на примени логичких правила и манипулацији симболима. Крајем педесетих година Џон Макарти је предложио нови начин креирања интелигентних система заснованих на логици. <text:span text:style-name="T20">Он предлаже систем такав да је хеуристика саставни његов део, а програмирање се своди на писање исказа рачунару помоћу неког погодног формалног језика. Оваква парадигма је логичко програмирање, а у наредним деценијама се развијала кроз програмски језуик Пролог (1972).</text:span></text:p>
      <text:p text:style-name="P17"/>
      <text:p text:style-name="P19"><text:soft-page-break/>Реј Соломонов даје предлог машине која доноси закључке на основу примера којима је претходно обучавана. Ова идеја и даљи њен развој је био основа за посебну грану вештачке интелигенције – машинско учење. У овој области се изучава како машина може да унапреди своје понашање на основу неких података (података из базе података, реалних података са сензора и слично).</text:p>
      <text:p text:style-name="P19"/>
      <text:p text:style-name="P13">Педесетих година настаје и напредак вештачких неуронских мрежа. Неурони су адаптивни у том смислу да могу да прилагођавају снагу веза између неурона на основу учења, па су тиме блиско повезане са машинским учењем. Први алгоритам “Перцептрон” развио је Франк Розенблат, 1957 године, који је омогућавао примену неурона на поблемима класификације. На основу улазних параметара (слика, звук, бројеви, ...), неуронска мрежа је као излаз давала класу којој тај улаз припада.</text:p>
      <text:p text:style-name="P10"/>
      <text:p text:style-name="P7">Главни напредак у протеклих шездесет година био је напредак <text:span text:style-name="T4">алгоритама</text:span> претраживања, <text:span text:style-name="T4">машинског</text:span> учењ<text:span text:style-name="T4">а</text:span>, и интегрисање статистичке анализе <text:span text:style-name="T14">за потребе</text:span><text:span text:style-name="T13"> разумевањ</text:span><text:span text:style-name="T14">а</text:span><text:span text:style-name="T13"> света</text:span> у целини. Међутим, <text:span text:style-name="T17">већина достигнућа вештачке интелигенције није позната и доступна великој групи људи.</text:span></text:p>
      <text:p text:style-name="P7"/>
      <text:p text:style-name="P7">Оно што већина људи сматра „правом вештачком интелигенцијом“ није доживело брз напредак током деценија. Уобичајена <text:span text:style-name="T4">тема у области</text:span> је било прецењивање тежине основних проблема. <text:span text:style-name="T18">Почетни успеси у области вештачке интелигенције довели су до великих очекивања јавности, влада као и инвеститора. Све то је праћено и оптимизмом водећих научника. Чак и ван науке, у филмској уметности као и књижевности, предвиђали су се брзи развоји вештачке интелигенције. Међутим, решавање проблема из реалног света попут препознавања лица, говора или аутоматског превођења није било могуће са хардвером и алгоритмима из седамдесетих година. За последицу ово је имало да су фондови за истраживања смањена, а интересовање и очекивања су нагло спала. <text:s/></text:span></text:p>
      <text:p text:style-name="P7"/>
      <text:p text:style-name="P9">Очекивања од вештачке интелигенције <text:span text:style-name="T14">у великом броју случајева</text:span> превазилазе реа<text:span text:style-name="T7">л</text:span>ност. Након деценија истраживања, још увек компјутер није ни близу да прође Турингов тест (модел за мерење интелигенције). <text:span text:style-name="T17">Укратко, Туринг је предложио тест помоћу којег можемо да утврдимо да ли је машина интелигентна - ако у разговору са њом не можемо да је разликујемо од човека. Потребно је да машина има способност обраде природног језика, представљање знања, доношење закључака и учења да би положила Турингов тест. </text:span></text:p>
      <text:p text:style-name="P9"/>
      <text:p text:style-name="P11">Ипак осамдесетих година поново се успоставља динамика у истраживањима вештачке интелигенције, али сада се фокус не ставља више на системе који би имали општу интелигенцију, већ системе који имају уску област примене. Такви ситеми названи су експрертским системима. Иза ових система је заправо знање људи – стручњака за одређену област. </text:p>
      <text:p text:style-name="P11"/>
      <text:p text:style-name="P12">Турингов тест</text:p>
      <text:p text:style-name="P12"><text:a xlink:type="simple" xlink:href="https://raf.edu.rs/citaliste/najnoviji-it-dogadjaji/tjuringov-test-vestacka-inteligencija-jos-nije-pobedila-u-igri-imitacije/" text:style-name="Internet_20_link" text:visited-style-name="Visited_20_Internet_20_Link">https://raf.edu.rs/citaliste/najnoviji-it-dogadjaji/tjuringov-test-vestacka-inteligencija-jos-nije-pobedila-u-igri-imitacije/</text:a></text:p>
      <text:p text:style-name="P12"/>
      <text:p text:style-name="P12"/>
      <text:p text:style-name="P15">Дип блуе, аутономна возила, воцон победио у џепарди квизу</text:p>
      <text:p text:style-name="P22">Brz rast procesorske snage i memorijskih kapaciteta računara tokom osamdesetih i devedesetih godina, sve je više smanjivao razliku između vrhunskih igrača šaha i najboljih sistema. Konačno, maja 1997. godine, Deep Blue, šahovski računar razvijen od strane <text:soft-page-break/>IBM-a, pobedio je tada aktuelnog svetskog prvaka u šahu Garija Kasparova. Meč se sastojao od 6 partija, a odnos pobeda bio je 2:1 za Deep Blue, uz 3 remija.</text:p>
      <text:h text:style-name="Heading_20_3" text:outline-level="3">Autonomna vozila</text:h>
      <text:p text:style-name="Text_20_body">Za razliku od šaha, koji je igra u virtuelnom svetu sa ograničenim skupom pravila, suočavanje sa problemima iz fizičkog sveta je mnogo kompleksnije: svako pravilo ima mnogo izuzetaka a često se na putu do željenog cilja pojavljuju nepredviđene situacije. Jedna od takvih oblasti je vožnja automobila. Od kraja sedamdesetih godina vrše se istraživanja u oblasti autonomnih vozila – vozila koja bi mogla bezbedno da stignu od tačke A do tačke B bez ljudske intervencije.</text:p>
      <text:p text:style-name="Text_20_body">Posle druge krize u oblasti veštačke inteligencije krajem osamdesetih godina, američka vlada i ministarstvo odbrane su promenili strategiju finansiranja istraživanja. U okviru te strategije, DARPA organizuje takmičenja u oblastima koja popunjavaju prostor između fundamentalnih istraživanja i vojne upotrebe. Jedno od takvih takmičenja bilo je DARPA Grand Challenge u kome se nudila novčana nagrada timu koji napravi upotrebljivo autonomno vozilo. Na prvom takmičenju, održanom 2004. godine nijedno od prijavljenih vozila nije uspelo da pređe predviđenu, 240km dugu rutu kroz pustinjske i planinske puteve Kalifornije i Nevade. Već sledeće, 2005. godine, čak pet vozila stiglo je do cilja, a nagradu je dobilo najbrže vozilo, Stenli sa Stenford univerziteta. Tokom 2006. i 2007. održana su uspešna DARPA sponzorisana takmičenja u kretanju autonomnih vozila u urbanim sredinama.</text:p>
      <text:h text:style-name="Heading_20_3" text:outline-level="3">Watson računar pobedio u kvizu Jeopardy</text:h>
      <text:p text:style-name="Text_20_body">Odgovaranje na pitanja postavljena na prirodnom jeziku je veliki izazov za sve istraživače u oblasti veštačke inteligencije. Eksplozija javno dostupnih informacija „o svemu“ (npr. Wikipedia) ali i veliki napredak koji je početkom XXI veka postignut u različitim oblastima veštačke inteligencije (posebno obradi prirodnog jezika, pretrazi dokumenata, reprezentaciji znanja, rezonovanju i mašinskom učenju) omogućio je kreiranje računara koji su u stanju da odgovaraju na takva pitanja. Jedan od najstarijih i najpoznatijih kvizova je američki kviz Jeopardy koji se emituje preko TV mreže NBC od 1964. godine. U ovom kvizu, tri učesnika se takmiče među sobom a pogrešni odgovori nose negative poene. U februaru 2011. IBM-ov sistem Watson ubedljivo je pobedio na kvizu Jeopardy najbolje žive takmičare. Tokom takmičenja, Watson je morao da se pridržava pravila koja su važila i za ostale učesnike: pitanja su mu postavljana na prirodnom jeziku, nije imao pravo da koristi spoljašnje resurse, ali jeste lokalnu kopiju Wikipedije, i morao je da gradi taktiku koja je podrazumevala procenu sigurnosti u ispravnost sopstvenog odgovora. IBM Watson koristi analizu dokumenta u prirodnom jeziku i statistiku da bi došao do tačnog odgovora na pitanje.</text:p>
      <text:h text:style-name="Heading_20_3" text:outline-level="3">Veštačka inteligencija u svakodnevnom životu</text:h>
      <text:p text:style-name="Text_20_body">U poslednjih par godina odgovaranje na pitanja postavljena na prirodnom jeziku postaje jedna od funkcija pametnih mobilnih uređaja. Tako je SIRI (Speech Interpretation and Recognition Interface) postao sastavni deo iPhone 4S pametnog telefona lansiranog krajem 2011. SIRI komunicira sa vlasnikom telefona na prirodnom jeziku, u stanju je da odgovara na pitanja i daje preporuke za restorane ili filmove kao i da se vremenom prilagođava svom vlasniku.</text:p>
      <text:p text:style-name="P12"/>
      <text:p text:style-name="P12">Литература</text:p>
      <text:p text:style-name="P12"><text:a xlink:type="simple" xlink:href="https://courses.cs.washington.edu/courses/csep590/06au/projects/history-ai.pdf" text:style-name="Internet_20_link" text:visited-style-name="Visited_20_Internet_20_Link">https://courses.cs.washington.edu/courses/csep590/06au/projects/history-ai.pdf</text:a></text:p>
      <text:p text:style-name="P12"><text:soft-page-break/></text:p>
      <text:p text:style-name="P12"><text:a xlink:type="simple" xlink:href="https://raf.edu.rs/citaliste/clanci/istorija/istorijski-razvoj-vestacke-inteligencije/" text:style-name="Internet_20_link" text:visited-style-name="Visited_20_Internet_20_Link">https://raf.edu.rs/citaliste/clanci/istorija/istorijski-razvoj-vestacke-inteligencije/</text:a></text:p>
      <text:p text:style-name="P12"/>
      <text:p text:style-name="P12"><text:a xlink:type="simple" xlink:href="https://raf.edu.rs/citaliste/najnoviji-it-dogadjaji/tjuringov-test-vestacka-inteligencija-jos-nije-pobedila-u-igri-imitacije/" text:style-name="Internet_20_link" text:visited-style-name="Visited_20_Internet_20_Link">https://raf.edu.rs/citaliste/najnoviji-it-dogadjaji/tjuringov-test-vestacka-inteligencija-jos-nije-pobedila-u-igri-imitacije/</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18T19:04:57.913591429</meta:creation-date>
    <dc:date>2023-11-18T22:25:35.740555614</dc:date>
    <meta:editing-duration>PT23M23S</meta:editing-duration>
    <meta:editing-cycles>8</meta:editing-cycles>
    <meta:generator>LibreOffice/6.0.7.3$Linux_X86_64 LibreOffice_project/00m0$Build-3</meta:generator>
    <meta:document-statistic meta:table-count="0" meta:image-count="0" meta:object-count="0" meta:page-count="4" meta:paragraph-count="32" meta:word-count="1398" meta:character-count="9719" meta:non-whitespace-character-count="8343"/>
  </office:meta>
</office:document-meta>
</file>